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1757" officeooo:paragraph-rsid="001c1757"/>
    </style:style>
    <style:style style:name="P2" style:family="paragraph" style:parent-style-name="Standard">
      <style:text-properties officeooo:rsid="001c1757" officeooo:paragraph-rsid="001c8cfc"/>
    </style:style>
    <style:style style:name="T1" style:family="text">
      <style:text-properties officeooo:rsid="001c88e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mification :</text:p>
      <text:p text:style-name="P1">Vote question ou reponse : <text:s/>reputation+15</text:p>
      <text:p text:style-name="P1">Accepted question reputation+20</text:p>
      <text:p text:style-name="P1"/>
      <text:p text:style-name="P1">Badges : </text:p>
      <text:p text:style-name="P1"><text:tab/>Question : </text:p>
      <text:p text:style-name="P1"><text:tab/><text:tab/>Popular Question : nombre de vue &gt; 1000</text:p>
      <text:p text:style-name="P1"><text:tab/><text:tab/>Notable Question : nombre de vue &gt; 2500</text:p>
      <text:p text:style-name="P1"><text:tab/><text:tab/>Famous Question : nombre de vue &gt; 10.000</text:p>
      <text:p text:style-name="P1"/>
      <text:p text:style-name="P2"><text:tab/><text:tab/><text:span text:style-name="T1">Nice Question : score &gt;= 10</text:span></text:p>
      <text:p text:style-name="P2"><text:tab/><text:tab/><text:span text:style-name="T1">Good Question : score &gt;=25</text:span></text:p>
      <text:p text:style-name="P2"><text:tab/><text:tab/><text:span text:style-name="T1">Great Question : scrore &gt;=100</text:span></text:p>
      <text:p text:style-name="P1"><text:tab/>Reponse :</text:p>
      <text:p text:style-name="P1"><text:tab/><text:tab/><text:span text:style-name="T1">Nice Answer : score &gt;= 10</text:span></text:p>
      <text:p text:style-name="P1"><text:tab/><text:tab/><text:span text:style-name="T1">Good Answer : score &gt;=25</text:span></text:p>
      <text:p text:style-name="P1"><text:tab/><text:tab/><text:span text:style-name="T1">Great Answer : scrore &gt;=1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5:54:01.026466943</meta:creation-date>
    <meta:editing-duration>PT38S</meta:editing-duration>
    <meta:editing-cycles>2</meta:editing-cycles>
    <meta:generator>LibreOffice/5.1.4.2$Linux_X86_64 LibreOffice_project/10m0$Build-2</meta:generator>
    <dc:date>2017-01-25T15:54:34.671728854</dc:date>
    <meta:document-statistic meta:table-count="0" meta:image-count="0" meta:object-count="0" meta:page-count="1" meta:paragraph-count="15" meta:word-count="73" meta:character-count="411" meta:non-whitespace-character-count="330"/>
  </office:meta>
</office:document-meta>
</file>